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fed6d" officeooo:paragraph-rsid="001fed6d" style:font-size-asian="10.5pt" style:font-size-complex="12pt"/>
    </style:style>
    <style:style style:name="P2" style:family="paragraph" style:parent-style-name="Standard">
      <style:text-properties officeooo:rsid="00185a35" officeooo:paragraph-rsid="00185a35"/>
    </style:style>
    <style:style style:name="P3" style:family="paragraph" style:parent-style-name="Standard">
      <style:text-properties officeooo:rsid="001ba923" officeooo:paragraph-rsid="001ba923"/>
    </style:style>
    <style:style style:name="P4" style:family="paragraph" style:parent-style-name="Standard">
      <style:text-properties officeooo:rsid="001c962d" officeooo:paragraph-rsid="001c962d"/>
    </style:style>
    <style:style style:name="P5" style:family="paragraph" style:parent-style-name="Standard">
      <style:text-properties officeooo:rsid="001ea467" officeooo:paragraph-rsid="001ea467"/>
    </style:style>
    <style:style style:name="P6" style:family="paragraph" style:parent-style-name="Standard">
      <style:text-properties fo:font-size="16pt" officeooo:rsid="001fed6d" officeooo:paragraph-rsid="001fed6d" style:font-size-asian="16pt" style:font-size-complex="16pt"/>
    </style:style>
    <style:style style:name="P7" style:family="paragraph" style:parent-style-name="Standard" style:list-style-name="L1">
      <style:text-properties officeooo:rsid="0018d42c" officeooo:paragraph-rsid="001ba923"/>
    </style:style>
    <style:style style:name="P8" style:family="paragraph" style:parent-style-name="Standard" style:list-style-name="L1">
      <style:text-properties officeooo:rsid="001ba923" officeooo:paragraph-rsid="001ba923"/>
    </style:style>
    <style:style style:name="P9" style:family="paragraph" style:parent-style-name="Standard" style:list-style-name="L2">
      <style:text-properties officeooo:rsid="001c962d" officeooo:paragraph-rsid="001c962d"/>
    </style:style>
    <style:style style:name="P10" style:family="paragraph" style:parent-style-name="Standard" style:list-style-name="L3">
      <style:text-properties officeooo:rsid="001c962d" officeooo:paragraph-rsid="001c962d"/>
    </style:style>
    <style:style style:name="P11" style:family="paragraph" style:parent-style-name="Standard" style:list-style-name="L4">
      <style:text-properties officeooo:rsid="001c962d" officeooo:paragraph-rsid="001c962d"/>
    </style:style>
    <style:style style:name="P12" style:family="paragraph" style:parent-style-name="Standard" style:list-style-name="L5">
      <style:text-properties officeooo:rsid="001c962d" officeooo:paragraph-rsid="001c962d"/>
    </style:style>
    <style:style style:name="P13" style:family="paragraph" style:parent-style-name="Standard" style:list-style-name="L6">
      <style:text-properties officeooo:rsid="001c962d" officeooo:paragraph-rsid="001c962d"/>
    </style:style>
    <style:style style:name="P14" style:family="paragraph" style:parent-style-name="Standard" style:list-style-name="L6">
      <style:text-properties officeooo:rsid="001d2879" officeooo:paragraph-rsid="001d2879"/>
    </style:style>
    <style:style style:name="P15" style:family="paragraph" style:parent-style-name="Standard" style:list-style-name="L6">
      <style:text-properties officeooo:rsid="001ea467" officeooo:paragraph-rsid="001ea467"/>
    </style:style>
    <style:style style:name="P16" style:family="paragraph" style:parent-style-name="Standard" style:list-style-name="L7">
      <style:text-properties officeooo:rsid="001ea467" officeooo:paragraph-rsid="001ea467"/>
    </style:style>
    <style:style style:name="P17" style:family="paragraph" style:parent-style-name="Standard" style:list-style-name="L8">
      <style:text-properties officeooo:rsid="001ea467" officeooo:paragraph-rsid="001ea467"/>
    </style:style>
    <style:style style:name="P18" style:family="paragraph" style:parent-style-name="Standard" style:list-style-name="L9">
      <style:text-properties officeooo:rsid="001ea467" officeooo:paragraph-rsid="001ea467"/>
    </style:style>
    <style:style style:name="P19" style:family="paragraph" style:parent-style-name="Standard" style:list-style-name="L10">
      <style:text-properties officeooo:rsid="001ea467" officeooo:paragraph-rsid="001ea467"/>
    </style:style>
    <style:style style:name="P20" style:family="paragraph" style:parent-style-name="Standard" style:list-style-name="L11">
      <style:text-properties fo:font-size="12pt" officeooo:rsid="001fed6d" officeooo:paragraph-rsid="001fed6d" style:font-size-asian="10.5pt" style:font-size-complex="12pt"/>
    </style:style>
    <style:style style:name="P21" style:family="paragraph" style:parent-style-name="Standard" style:list-style-name="L12">
      <style:text-properties fo:font-size="12pt" officeooo:rsid="001fed6d" officeooo:paragraph-rsid="001fed6d" style:font-size-asian="10.5pt" style:font-size-complex="12pt"/>
    </style:style>
    <style:style style:name="P22" style:family="paragraph" style:parent-style-name="Standard">
      <style:text-properties fo:font-size="14pt" officeooo:rsid="00185a35" officeooo:paragraph-rsid="00185a35" style:font-size-asian="14pt" style:font-size-complex="14pt"/>
    </style:style>
    <style:style style:name="P23" style:family="paragraph" style:parent-style-name="Standard">
      <style:text-properties fo:font-size="18pt" officeooo:rsid="00095060" officeooo:paragraph-rsid="00095060" style:font-size-asian="18pt" style:font-size-complex="18pt"/>
    </style:style>
    <style:style style:name="P24" style:family="paragraph" style:parent-style-name="Standard">
      <style:text-properties fo:font-size="13pt" officeooo:rsid="0018d42c" officeooo:paragraph-rsid="0018d42c" style:font-size-asian="13pt" style:font-size-complex="13pt"/>
    </style:style>
    <style:style style:name="P25" style:family="paragraph" style:parent-style-name="Standard">
      <style:text-properties fo:font-size="13pt" officeooo:rsid="001ba923" officeooo:paragraph-rsid="001ba923" style:font-size-asian="13pt" style:font-size-complex="13pt"/>
    </style:style>
    <style:style style:name="P26" style:family="paragraph" style:parent-style-name="Standard">
      <style:text-properties fo:font-size="13pt" officeooo:rsid="001c962d" officeooo:paragraph-rsid="001c962d" style:font-size-asian="13pt" style:font-size-complex="13pt"/>
    </style:style>
    <style:style style:name="P27" style:family="paragraph" style:parent-style-name="Standard">
      <style:text-properties fo:font-size="13pt" officeooo:rsid="001ea467" officeooo:paragraph-rsid="001ea467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af768"/>
    </style:style>
    <style:style style:name="T3" style:family="text">
      <style:text-properties officeooo:rsid="001c962d"/>
    </style:style>
    <style:style style:name="T4" style:family="text">
      <style:text-properties officeooo:rsid="001d2879"/>
    </style:style>
    <style:style style:name="T5" style:family="text">
      <style:text-properties officeooo:rsid="001ea467"/>
    </style:style>
    <style:style style:name="T6" style:family="text">
      <style:text-properties officeooo:rsid="000af7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6">10</text:span><text:span text:style-name="T2">th</text:span><text:span text:style-name="T6"> </text:span>June 2020</text:p>
      <text:p text:style-name="P22">UniLearn</text:p>
      <text:p text:style-name="P2"/>
      <text:p text:style-name="P23">GITHUB DOCUMENTATION</text:p>
      <text:p text:style-name="P2"/>
      <text:p text:style-name="P24">1- Create Repo:</text:p>
      <text:list xml:id="list3225006688" text:style-name="L1">
        <text:list-item>
          <text:p text:style-name="P7">on profile then click on Repositories</text:p>
        </text:list-item>
        <text:list-item>
          <text:p text:style-name="P7">click new</text:p>
        </text:list-item>
        <text:list-item>
          <text:p text:style-name="P7">on Repository name set the name of Repo you want</text:p>
        </text:list-item>
        <text:list-item>
          <text:p text:style-name="P7">in Description write a description for your project (its optional)</text:p>
        </text:list-item>
        <text:list-item>
          <text:p text:style-name="P7">select Public or Private</text:p>
        </text:list-item>
        <text:list-item>
          <text:p text:style-name="P7">in Initialize the repository with a README if you want automatically create REDME file</text:p>
        </text:list-item>
        <text:list-item>
          <text:p text:style-name="P8">click on Add .gitignore if you want to create .gitignore file</text:p>
        </text:list-item>
        <text:list-item>
          <text:p text:style-name="P8">click on create to create the Repo</text:p>
        </text:list-item>
      </text:list>
      <text:p text:style-name="P3"/>
      <text:p text:style-name="P25">2- <text:s/>on your C<text:span text:style-name="T3">WP(command window prompt):</text:span></text:p>
      <text:list xml:id="list3685622201" text:style-name="L2">
        <text:list-item>
          <text:p text:style-name="P9">git init</text:p>
        </text:list-item>
        <text:list-item>
          <text:p text:style-name="P9">git add README.md</text:p>
        </text:list-item>
        <text:list-item>
          <text:p text:style-name="P9">git commit -m “first commit”</text:p>
        </text:list-item>
        <text:list-item>
          <text:p text:style-name="P9">git remote add origin <text:a xlink:type="simple" xlink:href="https://github.com/" text:style-name="Internet_20_link" text:visited-style-name="Visited_20_Internet_20_Link">https://github.com/</text:a> + username + Repo name + .git</text:p>
        </text:list-item>
        <text:list-item>
          <text:p text:style-name="P9">git push -u origin master</text:p>
        </text:list-item>
      </text:list>
      <text:p text:style-name="P4"/>
      <text:p text:style-name="P26">3- to clone data from git Repo:</text:p>
      <text:list xml:id="list1417137468" text:style-name="L3">
        <text:list-item>
          <text:p text:style-name="P10">git clone <text:a xlink:type="simple" xlink:href="https://github.com/" text:style-name="Internet_20_link" text:visited-style-name="Visited_20_Internet_20_Link">https://github.com/</text:a> + username + Repo name + .git</text:p>
        </text:list-item>
      </text:list>
      <text:p text:style-name="P4"/>
      <text:p text:style-name="P26">4- to add data on git Repo:</text:p>
      <text:list xml:id="list4125085590" text:style-name="L4">
        <text:list-item>
          <text:p text:style-name="P11">git add .</text:p>
        </text:list-item>
        <text:list-item>
          <text:p text:style-name="P11">Git commit -m “your comment here”</text:p>
        </text:list-item>
        <text:list-item>
          <text:p text:style-name="P11">git push origin master</text:p>
        </text:list-item>
        <text:list-item>
          <text:p text:style-name="P11">will ask you for username</text:p>
        </text:list-item>
        <text:list-item>
          <text:p text:style-name="P11">write your username then press Enter</text:p>
        </text:list-item>
        <text:list-item>
          <text:p text:style-name="P11">will ask you for password</text:p>
        </text:list-item>
        <text:list-item>
          <text:p text:style-name="P11">write your password then press Enter</text:p>
        </text:list-item>
      </text:list>
      <text:p text:style-name="P4"/>
      <text:p text:style-name="P26">5- to get data from git Repo:</text:p>
      <text:list xml:id="list2765858669" text:style-name="L5">
        <text:list-item>
          <text:p text:style-name="P12">git pull origin master</text:p>
        </text:list-item>
        <text:list-item>
          <text:p text:style-name="P12">will ask you for username</text:p>
        </text:list-item>
        <text:list-item>
          <text:p text:style-name="P12">write your username then press Enter</text:p>
        </text:list-item>
        <text:list-item>
          <text:p text:style-name="P12">will ask you for password</text:p>
        </text:list-item>
        <text:list-item>
          <text:p text:style-name="P12">write your password then press Enter</text:p>
        </text:list-item>
      </text:list>
      <text:p text:style-name="P4"/>
      <text:p text:style-name="P26">6- add collaborators:</text:p>
      <text:list xml:id="list2009327341" text:style-name="L6">
        <text:list-item>
          <text:p text:style-name="P13">go to <text:span text:style-name="T4">profile</text:span></text:p>
        </text:list-item>
        <text:list-item>
          <text:p text:style-name="P14">press on Repositories</text:p>
        </text:list-item>
        <text:list-item>
          <text:p text:style-name="P14">choose the Repo</text:p>
        </text:list-item>
        <text:list-item>
          <text:p text:style-name="P14">click on Settings</text:p>
        </text:list-item>
        <text:list-item>
          <text:p text:style-name="P14">then click on Manage access</text:p>
        </text:list-item>
        <text:list-item>
          <text:p text:style-name="P14">click on Invite a collaborator</text:p>
        </text:list-item>
        <text:list-item>
          <text:p text:style-name="P14">search <text:span text:style-name="T5">for username or email</text:span></text:p>
        </text:list-item>
        <text:list-item>
          <text:p text:style-name="P15">click add</text:p>
        </text:list-item>
      </text:list>
      <text:p text:style-name="P27"><text:soft-page-break/>7- create branch:</text:p>
      <text:list xml:id="list4174591455" text:style-name="L7">
        <text:list-item>
          <text:p text:style-name="P16">click on Repo name</text:p>
        </text:list-item>
        <text:list-item>
          <text:p text:style-name="P16">click on branches</text:p>
        </text:list-item>
        <text:list-item>
          <text:p text:style-name="P16">write your branch name</text:p>
        </text:list-item>
        <text:list-item>
          <text:p text:style-name="P16">press Enter</text:p>
        </text:list-item>
      </text:list>
      <text:p text:style-name="P5"/>
      <text:p text:style-name="P27">8- get data from specific branch:</text:p>
      <text:list xml:id="list2355653418" text:style-name="L8">
        <text:list-item>
          <text:p text:style-name="P17">I never used it</text:p>
        </text:list-item>
      </text:list>
      <text:p text:style-name="P27">9- push data on specific branch:</text:p>
      <text:list xml:id="list2776700084" text:style-name="L9">
        <text:list-item>
          <text:p text:style-name="P18">I never used it</text:p>
        </text:list-item>
      </text:list>
      <text:p text:style-name="P5"/>
      <text:p text:style-name="P5"/>
      <text:p text:style-name="P5">references to check</text:p>
      <text:list xml:id="list4004420250" text:style-name="L10">
        <text:list-item>
          <text:p text:style-name="P19"><text:a xlink:type="simple" xlink:href="https://guides.github.com/features/wikis/" text:style-name="Internet_20_link" text:visited-style-name="Visited_20_Internet_20_Link">https://guides.github.com/features/wikis/</text:a></text:p>
        </text:list-item>
        <text:list-item>
          <text:p text:style-name="P19"><text:a xlink:type="simple" xlink:href="https://help.github.com/en" text:style-name="Internet_20_link" text:visited-style-name="Visited_20_Internet_20_Link">https://help.github.com/en</text:a></text:p>
        </text:list-item>
        <text:list-item>
          <text:p text:style-name="P19"><text:a xlink:type="simple" xlink:href="https://guides.github.com/" text:style-name="Internet_20_link" text:visited-style-name="Visited_20_Internet_20_Link">https://guides.github.com/</text:a></text:p>
        </text:list-item>
      </text:list>
      <text:p text:style-name="P5"/>
      <text:p text:style-name="P6">hints</text:p>
      <text:list xml:id="list890583240" text:style-name="L11">
        <text:list-item>
          <text:p text:style-name="P20">our Company Repo on Github : <text:a xlink:type="simple" xlink:href="https://github.com/unilearnegypt/BackEnd.git" text:style-name="Internet_20_link" text:visited-style-name="Visited_20_Internet_20_Link">https://github.com/unilearnegypt/BackEnd.git</text:a></text:p>
        </text:list-item>
        <text:list-item>
          <text:p text:style-name="P20">our Company Heroku Server : <text:a xlink:type="simple" xlink:href="https://uni30-5.herokuapp.com/" text:style-name="Internet_20_link" text:visited-style-name="Visited_20_Internet_20_Link">https://uni30-5.herokuapp.com</text:a></text:p>
        </text:list-item>
      </text:list>
      <text:p text:style-name="P1"/>
      <text:p text:style-name="P6">Company Github (how to use)</text:p>
      <text:list xml:id="list4276458951" text:style-name="L12">
        <text:list-item>
          <text:p text:style-name="P21">on your CWP : git clone <text:a xlink:type="simple" xlink:href="https://github.com/unilearnegypt/BackEnd.git" text:style-name="Internet_20_link" text:visited-style-name="Visited_20_Internet_20_Link">https://github.com/unilearnegypt/BackEnd.git</text:a></text:p>
        </text:list-item>
        <text:list-item>
          <text:p text:style-name="P21">on your PC directory you will find a new folder called BackEnd</text:p>
        </text:list-item>
        <text:list-item>
          <text:p text:style-name="P21">open BackEnd folder then you will see the project source code</text:p>
        </text:list-item>
        <text:list-item>
          <text:p text:style-name="P21">make your own updates on project source code</text:p>
        </text:list-item>
        <text:list-item>
          <text:p text:style-name="P21">on CWP write python -m venv &lt;virtual Env name&gt;</text:p>
        </text:list-item>
        <text:list-item>
          <text:p text:style-name="P21">write . ./&lt;virtual Env name&gt;/bin/activate</text:p>
        </text:list-item>
        <text:list-item>
          <text:p text:style-name="P21">write python manage.py makemigrations then python manage.py migrate</text:p>
        </text:list-item>
        <text:list-item>
          <text:p text:style-name="P21">write python manage.py createsuperuser</text:p>
        </text:list-item>
        <text:list-item>
          <text:p text:style-name="P21">enter your name then press Enter</text:p>
        </text:list-item>
        <text:list-item>
          <text:p text:style-name="P21">enter email then press Enter</text:p>
        </text:list-item>
        <text:list-item>
          <text:p text:style-name="P21">enter password then press Enter and enter confirm password and press Enter</text:p>
        </text:list-item>
        <text:list-item>
          <text:p text:style-name="P21">write python manage.py runserver</text:p>
        </text:list-item>
        <text:list-item>
          <text:p text:style-name="P21">if server run without errors that's mean your updates are OK else check your updates again</text:p>
        </text:list-item>
        <text:list-item>
          <text:p text:style-name="P21">when everything is OK press on Ctrl button with C char to stop server</text:p>
        </text:list-item>
        <text:list-item>
          <text:p text:style-name="P21">to push your data write git status, will show you your updates</text:p>
        </text:list-item>
        <text:list-item>
          <text:p text:style-name="P21">then write git add .</text:p>
        </text:list-item>
        <text:list-item>
          <text:p text:style-name="P21">Then write git commit -m “your comment here”</text:p>
        </text:list-item>
        <text:list-item>
          <text:p text:style-name="P21">then write git push origin master</text:p>
        </text:list-item>
        <text:list-item>
          <text:p text:style-name="P21">finally your update are set on Company Github Reposi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0:44:25.021845146</meta:creation-date>
    <dc:date>2020-06-10T12:23:13.693804728</dc:date>
    <meta:editing-duration>PT5M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9" meta:word-count="516" meta:character-count="2752" meta:non-whitespace-character-count="2378"/>
  </office:meta>
</office:document-meta>
</file>